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officeooo:rsid="000a3f24" officeooo:paragraph-rsid="000a3f24" style:font-size-asian="14pt" style:font-weight-asian="bold" style:font-size-complex="14pt" style:font-weight-complex="bold"/>
    </style:style>
    <style:style style:name="P2" style:family="paragraph" style:parent-style-name="Standard">
      <style:text-properties fo:font-size="14pt" style:text-underline-style="solid" style:text-underline-width="auto" style:text-underline-color="font-color" fo:font-weight="bold" officeooo:rsid="00092156" officeooo:paragraph-rsid="00092156" style:font-size-asian="14pt" style:font-weight-asian="bold" style:font-size-complex="14pt" style:font-weight-complex="bold"/>
    </style:style>
    <style:style style:name="P3" style:family="paragraph" style:parent-style-name="Standard">
      <style:text-properties fo:font-size="14pt" style:text-underline-style="solid" style:text-underline-width="auto" style:text-underline-color="font-color" fo:font-weight="bold" officeooo:rsid="0007ccc6" officeooo:paragraph-rsid="00092156" style:font-size-asian="14pt" style:font-weight-asian="bold" style:font-size-complex="14pt" style:font-weight-complex="bold"/>
    </style:style>
    <style:style style:name="P4" style:family="paragraph" style:parent-style-name="Standard">
      <style:text-properties fo:font-size="14pt" style:text-underline-style="solid" style:text-underline-width="auto" style:text-underline-color="font-color" fo:font-weight="bold" officeooo:rsid="00088f52" officeooo:paragraph-rsid="00088f52" style:font-size-asian="14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06d6d3" officeooo:paragraph-rsid="0006d6d3" style:font-size-asian="14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0569d2" officeooo:paragraph-rsid="000569d2" style:font-size-asian="14pt" style:font-weight-asian="bold" style:font-size-complex="14pt" style:font-weight-complex="bold"/>
    </style:style>
    <style:style style:name="P7" style:family="paragraph" style:parent-style-name="Standard">
      <style:text-properties fo:font-size="13pt" officeooo:rsid="000569d2" officeooo:paragraph-rsid="000569d2" style:font-size-asian="13pt" style:font-size-complex="13pt"/>
    </style:style>
    <style:style style:name="P8" style:family="paragraph" style:parent-style-name="Standard">
      <style:text-properties fo:font-size="13pt" officeooo:rsid="0006d6d3" officeooo:paragraph-rsid="0006d6d3" style:font-size-asian="13pt" style:font-size-complex="13pt"/>
    </style:style>
    <style:style style:name="P9" style:family="paragraph" style:parent-style-name="Standard">
      <style:text-properties fo:font-size="13pt" officeooo:rsid="0007ccc6" officeooo:paragraph-rsid="0007ccc6" style:font-size-asian="13pt" style:font-size-complex="13pt"/>
    </style:style>
    <style:style style:name="P10" style:family="paragraph" style:parent-style-name="Standard">
      <style:text-properties fo:font-size="13pt" officeooo:rsid="0007ccc6" officeooo:paragraph-rsid="00092156" style:font-size-asian="13pt" style:font-size-complex="13pt"/>
    </style:style>
    <style:style style:name="P11" style:family="paragraph" style:parent-style-name="Standard">
      <style:text-properties fo:font-size="13pt" officeooo:rsid="00088f52" officeooo:paragraph-rsid="00088f52" style:font-size-asian="13pt" style:font-size-complex="13pt"/>
    </style:style>
    <style:style style:name="P12" style:family="paragraph" style:parent-style-name="Standard">
      <style:text-properties fo:font-size="13pt" officeooo:paragraph-rsid="00092156" style:font-size-asian="13pt" style:font-size-complex="13pt"/>
    </style:style>
    <style:style style:name="P13" style:family="paragraph" style:parent-style-name="Standard">
      <style:text-properties fo:font-size="13pt" officeooo:rsid="000a3f24" officeooo:paragraph-rsid="000a3f24" style:font-size-asian="13pt" style:font-size-complex="13pt"/>
    </style:style>
    <style:style style:name="P14" style:family="paragraph" style:parent-style-name="Standard">
      <style:text-properties fo:font-size="13pt" officeooo:rsid="000ada71" officeooo:paragraph-rsid="000ada71" style:font-size-asian="13pt" style:font-size-complex="13pt"/>
    </style:style>
    <style:style style:name="P15" style:family="paragraph" style:parent-style-name="Standard">
      <style:text-properties fo:font-size="13pt" officeooo:rsid="000b564b" officeooo:paragraph-rsid="000b564b" style:font-size-asian="13pt" style:font-size-complex="13pt"/>
    </style:style>
    <style:style style:name="P16" style:family="paragraph" style:parent-style-name="Standard">
      <style:text-properties fo:font-size="13pt" officeooo:paragraph-rsid="000b564b" style:font-size-asian="13pt" style:font-size-complex="13pt"/>
    </style:style>
    <style:style style:name="P17" style:family="paragraph" style:parent-style-name="Standard">
      <style:text-properties fo:font-size="13pt" officeooo:rsid="000569d2" officeooo:paragraph-rsid="000569d2" style:font-size-asian="13pt" style:font-size-complex="13pt"/>
    </style:style>
    <style:style style:name="P18" style:family="paragraph" style:parent-style-name="Standard">
      <style:text-properties fo:font-size="13pt" officeooo:rsid="0006d6d3" officeooo:paragraph-rsid="0006d6d3" style:font-size-asian="13pt" style:font-size-complex="13pt"/>
    </style:style>
    <style:style style:name="P19" style:family="paragraph" style:parent-style-name="Standard">
      <style:text-properties fo:font-size="13pt" officeooo:rsid="00092156" officeooo:paragraph-rsid="00092156" style:font-size-asian="13pt" style:font-size-complex="13pt"/>
    </style:style>
    <style:style style:name="P20" style:family="paragraph" style:parent-style-name="Standard">
      <style:text-properties fo:font-size="13pt" officeooo:rsid="000b564b" officeooo:paragraph-rsid="000b564b" style:font-size-asian="13pt" style:font-size-complex="13pt"/>
    </style:style>
    <style:style style:name="P21" style:family="paragraph" style:parent-style-name="Standard">
      <style:text-properties fo:font-size="14pt" style:text-underline-style="solid" style:text-underline-width="auto" style:text-underline-color="font-color" fo:font-weight="bold" officeooo:rsid="000fd5c7" officeooo:paragraph-rsid="000fd5c7" style:font-size-asian="14pt" style:font-weight-asian="bold" style:font-size-complex="14pt" style:font-weight-complex="bold"/>
    </style:style>
    <style:style style:name="P22" style:family="paragraph" style:parent-style-name="Standard">
      <style:text-properties officeooo:rsid="000fd5c7" officeooo:paragraph-rsid="000fd5c7"/>
    </style:style>
    <style:style style:name="T1" style:family="text">
      <style:text-properties officeooo:rsid="00088f52"/>
    </style:style>
    <style:style style:name="T2" style:family="text">
      <style:text-properties officeooo:rsid="00092156"/>
    </style:style>
    <style:style style:name="T3" style:family="text">
      <style:text-properties officeooo:rsid="000b564b"/>
    </style:style>
    <style:style style:name="T4" style:family="text">
      <style:text-properties officeooo:rsid="000ba4c3"/>
    </style:style>
    <style:style style:name="T5" style:family="text">
      <style:text-properties fo:font-size="13pt" style:font-size-asian="13pt"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Création des classes :</text:p>
      <text:p text:style-name="P7">Pour commencez nous allons, <text:span text:style-name="T4">grâce</text:span> au fichier classes.py, créer toute les classes dont nous aurons besoin au cours du projet.</text:p>
      <text:p text:style-name="P7">Tout d’abord la classe pompe qui nous permetras de nous renseigner sur son état ainsi qu’introduire une panne si besoin.</text:p>
      <text:p text:style-name="P7">Ensuite la classe tank pour savoir si elle est remplie ou vide ainsi que les deux pompes<text:span text:style-name="T4">(primaire et secondaire)</text:span> qui lui appartiennent sur lesquelles on y change <text:span text:style-name="T4">l’état</text:span> et, <text:span text:style-name="T4">si voulu, </text:span>y mettre des pannes.</text:p>
      <text:p text:style-name="P7">La classe moteur pour savoir si le moteur est bien alimenté ou non.</text:p>
      <text:p text:style-name="P7">Et enfin la classe vanne qui nous renseigne si elle est ouverte ou fermée. Grace à cette classe on pourra faire un héritage sur la classe vanne_tank et vanne_moteur.</text:p>
      <text:p text:style-name="P7">Sur la classe vanne_tank on appellera les deux tanks concerné, et en fermant ou non la vanne, remplir le tank voulu.</text:p>
      <text:p text:style-name="P8">Sur la classe vanne_moteur on interagira cette fois ci sur les vannes entre le tank et le moteur.</text:p>
      <text:p text:style-name="P8"/>
      <text:p text:style-name="P8"/>
      <text:p text:style-name="P5">2/Création des utilisateurs <text:s/>et stockages des scores :</text:p>
      <text:p text:style-name="P8">On utilisera la <text:span text:style-name="T4">bibliothèque</text:span> panda pour lire et <text:span text:style-name="T4">écrire</text:span> sur des fichier csv ce qui nous sera utile pour stocker des informations.</text:p>
      <text:p text:style-name="P8">Pour créer un compte nous entrerons notre nom, prénom, identifiant ainsi que mot de passe que l’on stockera sur « user.csv ».</text:p>
      <text:p text:style-name="P8">Pour se connecter on utilisera l’identifiant et le mot de passe.</text:p>
      <text:p text:style-name="P8">On stockera les scores dans le fichier « scores.csv » grâce aux identifiants.</text:p>
      <text:p text:style-name="P8">Pour ajouter un score on viendra chercher l’information sur le fichier énoncé avant.</text:p>
      <text:p text:style-name="P9">Nous enregistrerons finalement le score actuelle sur le fichier « score.txt ».</text:p>
      <text:p text:style-name="P9"/>
      <text:p text:style-name="P9"/>
      <text:p text:style-name="P4"><text:span text:style-name="T2">3</text:span>/Sauvegarde des objets :</text:p>
      <text:p text:style-name="P11">Grâce aux modules pickle nous enregistrerons l’état de tous nos objets. On utilise cette technique car cela nous facilitera plus tard dans l’interface lorsque nous ferons les exercices, nous changera à chaque fois l’état des différents objets donc pour cela nous devons à chaque changement <text:span text:style-name="T2">mettre à jour l’état de ces objets.</text:span></text:p>
      <text:p text:style-name="P19">Nous avons donc créer deux fonctions la première pour sauvegarder les objets à chaque fois que nous changerons un état et la seconde pour lire ces mêmes objet. Tout ces objets seront enregistré dans un fichier a leur nom dans le dossier « objects ».</text:p>
      <text:p text:style-name="P9"/>
      <text:p text:style-name="P9"/>
      <text:p text:style-name="P3"><text:span text:style-name="T2">4</text:span>/Mis en place du système de base :</text:p>
      <text:p text:style-name="P10">Avec le fichier « reset_system », nous allons mettre les pompes, vannes, tanks, moteur dans leur états initial. Un fois cela fai<text:span text:style-name="T4">t</text:span> on enregistreras toutes les pompes dans la liste pompe, tout les tanks dans la liste tanks, etc...</text:p>
      <text:p text:style-name="P10">Enfin <text:span text:style-name="T1">on</text:span> sauvegarderas tout <text:span text:style-name="T1">ça</text:span> <text:span text:style-name="T2">grâce à save_object comme expliquer précédemment, pour chaque objet on renseignera donc la liste de l’objet voulu ainsi que l’emplacement de son fichier et c’est comme ça qu’à chaque changement les états seront mis à jour.</text:span></text:p>
      <text:p text:style-name="P10"/>
      <text:p text:style-name="P10"/>
      <text:p text:style-name="P2"/>
      <text:p text:style-name="P2"><text:soft-page-break/>5/Mis en place du système pour un exercice :</text:p>
      <text:p text:style-name="P19">Pareil que juste avant, on initialisera les objets dans les états voulu en y mettant des panne, des arrêts ou des réservoirs vide et on mettra a jour grâce a save_object.</text:p>
      <text:p text:style-name="P12"/>
      <text:p text:style-name="P12"/>
      <text:p text:style-name="P1">6/Création de l’interface <text:span text:style-name="T3">grâce a streamlit</text:span>:</text:p>
      <text:p text:style-name="P13">Tout d’abord nous allons créer l’endroit où l’on devras s’inscrire avec les informations à rentrer, avant la création du compte on vérifieras si l’identifiant n’as pas déjà était utilisé.</text:p>
      <text:p text:style-name="P13">Ensuite nous <text:span text:style-name="T4">nous </text:span>connecterons ce qui nous permettras d’enregistrer tous nos scores et ainsi d’afficher notre meilleur score en premier.</text:p>
      <text:p text:style-name="P13">Nous <text:span text:style-name="T4">appellerons</text:span> <text:span text:style-name="T4">grâce</text:span> à read_object l’état des objets. Nous les réenregistrerons sur l’interface car <text:span text:style-name="T4">malheureusement</text:span> avec pickle on ne peut pas les ressortir directement.</text:p>
      <text:p text:style-name="P13">On crée maintenant le tableau de bord avec le bouton pour chaque objet.</text:p>
      <text:p text:style-name="P14">Ensuite le système de score, <text:span text:style-name="T3">on partiras de 10, a chaque clic qui n’est pas un clic pour la bonne réponse on rajoute -1.</text:span></text:p>
      <text:p text:style-name="P14">On crée la section où on implémentera les <text:span text:style-name="T4">différentes</text:span> pannes voulues et/ou <text:span text:style-name="T4">si le réservoir</text:span> <text:span text:style-name="T4">est </text:span>vide ou non.</text:p>
      <text:p text:style-name="P14">On crée <text:span text:style-name="T3">la section « états système » qui nous renseigneras sur l’état de tout les objets, si ils sont en marche/arrêt, ouvert/fermé, vide/plein, alimenté/pas alimenté.</text:span></text:p>
      <text:p text:style-name="P15">Pour savoir si un moteur est alimenté, on regarde si il est alimenté par le tank qui lui correspond, si il ne l’est pas on regarde si un autre tank l’alimente si oui il est alimenté sinon non.</text:p>
      <text:p text:style-name="P16"><text:span text:style-name="T3">Finalement on marquera le score que l’on aura reçu, si tout les moteurs sont allumer on marquera que l</text:span>e système fonctionne correctement, <text:span text:style-name="T3">si il ne sont pas tous alimenté, que l</text:span>e système ne fonctionne pas correctement.</text:p>
      <text:p text:style-name="P15">A la fin on enregistreras l’état des objets ce qui nous permettras de mettre a jour leur états car le module streamlit parcours tout le fichier « interface.py » a chaque clic, c’est pour cela qu’on doit à chaque fois enregistrer l’état des objets grâce à la méthode pickle.</text:p>
      <text:p text:style-name="P15"/>
      <text:p text:style-name="P21">7/Architecture :</text:p>
      <text:p text:style-name="P22"><text:span text:style-name="T5">Pour l’architecture finalement, nous avons utiliser des classes avec tous les états, grâce à pickle nous enregistrons l’état à chaque modification et on lie tout çà avec l’interface et un algo qui vérifie si le moteur est bien alimenté ou non pour vérifié que tout est b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5-09T09:50:55.996000000</meta:creation-date>
    <meta:generator>LibreOffice/6.3.4.2$Windows_X86_64 LibreOffice_project/60da17e045e08f1793c57c00ba83cdfce946d0aa</meta:generator>
    <dc:date>2022-05-09T11:56:43.532000000</dc:date>
    <meta:editing-duration>PT29M12S</meta:editing-duration>
    <meta:editing-cycles>6</meta:editing-cycles>
    <meta:document-statistic meta:table-count="0" meta:image-count="0" meta:object-count="0" meta:page-count="2" meta:paragraph-count="36" meta:word-count="823" meta:character-count="4828" meta:non-whitespace-character-count="4040"/>
  </office:meta>
</office:document-meta>
</file>